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7ffe" officeooo:paragraph-rsid="001e7ffe"/>
    </style:style>
    <style:style style:name="P2" style:family="paragraph" style:parent-style-name="Heading_20_3">
      <style:paragraph-properties fo:line-height="150%" fo:text-align="start" style:justify-single-word="false"/>
      <style:text-properties fo:color="#c9211e" loext:opacity="100%" fo:font-style="italic" style:text-underline-style="solid" style:text-underline-width="auto" style:text-underline-color="font-color" fo:font-weight="bold" officeooo:rsid="0031b2b1" officeooo:paragraph-rsid="00353de9" style:font-style-asian="italic" style:font-weight-asian="bold" style:font-style-complex="italic" style:font-weight-complex="bold"/>
    </style:style>
    <style:style style:name="P3" style:family="paragraph" style:parent-style-name="Standard">
      <style:text-properties officeooo:rsid="002004e1" officeooo:paragraph-rsid="002004e1"/>
    </style:style>
    <style:style style:name="P4" style:family="paragraph" style:parent-style-name="Standard">
      <style:text-properties officeooo:rsid="001e7ffe" officeooo:paragraph-rsid="001e7ffe"/>
    </style:style>
    <style:style style:name="P5" style:family="paragraph" style:parent-style-name="Standard">
      <style:paragraph-properties fo:line-height="150%"/>
      <style:text-properties officeooo:rsid="0024b202" officeooo:paragraph-rsid="002656a3"/>
    </style:style>
    <style:style style:name="P6" style:family="paragraph" style:parent-style-name="Standard">
      <style:text-properties officeooo:rsid="00272b97" officeooo:paragraph-rsid="002a2414"/>
    </style:style>
    <style:style style:name="P7" style:family="paragraph" style:parent-style-name="Standard">
      <style:text-properties fo:font-weight="bold" officeooo:rsid="0024b202" officeooo:paragraph-rsid="002a3f04" style:font-weight-asian="bold" style:font-weight-complex="bold"/>
    </style:style>
    <style:style style:name="P8" style:family="paragraph" style:parent-style-name="Standard">
      <style:text-properties fo:font-weight="bold" officeooo:rsid="0024b202" officeooo:paragraph-rsid="002656a3" style:font-weight-asian="bold" style:font-weight-complex="bold"/>
    </style:style>
    <style:style style:name="P9" style:family="paragraph" style:parent-style-name="Standard">
      <style:text-properties fo:font-weight="bold" officeooo:rsid="00272b97" officeooo:paragraph-rsid="002a2414" style:font-weight-asian="bold" style:font-weight-complex="bold"/>
    </style:style>
    <style:style style:name="P10" style:family="paragraph" style:parent-style-name="Standard">
      <style:paragraph-properties fo:text-align="center" style:justify-single-word="false"/>
      <style:text-properties officeooo:rsid="002b95b9" officeooo:paragraph-rsid="002bdeee"/>
    </style:style>
    <style:style style:name="P11" style:family="paragraph" style:parent-style-name="Standard">
      <style:paragraph-properties fo:line-height="150%" fo:text-align="center" style:justify-single-word="false"/>
      <style:text-properties officeooo:rsid="002b95b9" officeooo:paragraph-rsid="002b95b9"/>
    </style:style>
    <style:style style:name="P12" style:family="paragraph" style:parent-style-name="Standard">
      <style:paragraph-properties fo:line-height="150%" fo:text-align="center" style:justify-single-word="false"/>
      <style:text-properties officeooo:rsid="002b95b9" officeooo:paragraph-rsid="002cd4b3"/>
    </style:style>
    <style:style style:name="P13" style:family="paragraph" style:parent-style-name="Standard">
      <style:paragraph-properties fo:line-height="150%" fo:text-align="center" style:justify-single-word="false"/>
      <style:text-properties fo:font-style="italic" officeooo:rsid="002b95b9" officeooo:paragraph-rsid="002cd4b3" style:font-style-asian="italic" style:font-style-complex="italic"/>
    </style:style>
    <style:style style:name="P14" style:family="paragraph" style:parent-style-name="Standard">
      <style:paragraph-properties fo:line-height="150%" fo:text-align="start" style:justify-single-word="false"/>
      <style:text-properties fo:font-style="italic" officeooo:rsid="002d4440" officeooo:paragraph-rsid="002d4440" style:font-style-asian="italic" style:font-style-complex="italic"/>
    </style:style>
    <style:style style:name="P15" style:family="paragraph" style:parent-style-name="Standard">
      <style:paragraph-properties fo:line-height="150%" fo:text-align="start" style:justify-single-word="false"/>
      <style:text-properties fo:font-style="italic" officeooo:rsid="002d4440" officeooo:paragraph-rsid="002ff787" style:font-style-asian="italic" style:font-style-complex="italic"/>
    </style:style>
    <style:style style:name="P16" style:family="paragraph" style:parent-style-name="Standard">
      <style:paragraph-properties fo:line-height="150%" fo:text-align="start" style:justify-single-word="false"/>
      <style:text-properties fo:font-style="italic" officeooo:rsid="002ff787" officeooo:paragraph-rsid="002ff787" style:font-style-asian="italic" style:font-style-complex="italic"/>
    </style:style>
    <style:style style:name="P17" style:family="paragraph" style:parent-style-name="Standard">
      <style:paragraph-properties fo:line-height="150%" fo:text-align="start" style:justify-single-word="false"/>
      <style:text-properties fo:font-style="italic" officeooo:rsid="00300388" officeooo:paragraph-rsid="00300388" style:font-style-asian="italic" style:font-style-complex="italic"/>
    </style:style>
    <style:style style:name="P18" style:family="paragraph" style:parent-style-name="Standard">
      <style:paragraph-properties fo:line-height="150%" fo:text-align="start" style:justify-single-word="false"/>
      <style:text-properties fo:font-style="italic" officeooo:rsid="00300388" officeooo:paragraph-rsid="0030de9e" style:font-style-asian="italic" style:font-style-complex="italic"/>
    </style:style>
    <style:style style:name="P19" style:family="paragraph" style:parent-style-name="Standard">
      <style:paragraph-properties fo:line-height="150%" fo:text-align="start" style:justify-single-word="false"/>
      <style:text-properties fo:font-style="italic" officeooo:rsid="0037b653" officeooo:paragraph-rsid="003bd1b0" style:font-style-asian="italic" style:font-style-complex="italic"/>
    </style:style>
    <style:style style:name="P20" style:family="paragraph" style:parent-style-name="Standard" style:list-style-name="L3">
      <style:paragraph-properties fo:line-height="150%" fo:text-align="start" style:justify-single-word="false"/>
      <style:text-properties fo:font-style="italic" officeooo:rsid="003f0313" officeooo:paragraph-rsid="003f0313" style:font-style-asian="italic" style:font-style-complex="italic"/>
    </style:style>
    <style:style style:name="P21" style:family="paragraph" style:parent-style-name="Standard">
      <style:paragraph-properties fo:line-height="150%" fo:text-align="start" style:justify-single-word="false"/>
      <style:text-properties officeooo:paragraph-rsid="003f0313"/>
    </style:style>
    <style:style style:name="P22" style:family="paragraph" style:parent-style-name="Standard" style:list-style-name="L4">
      <style:paragraph-properties fo:line-height="150%" fo:text-align="start" style:justify-single-word="false"/>
      <style:text-properties officeooo:paragraph-rsid="003f0313"/>
    </style:style>
    <style:style style:name="P23" style:family="paragraph" style:parent-style-name="Standard">
      <style:paragraph-properties fo:line-height="150%" fo:text-align="center" style:justify-single-word="false"/>
      <style:text-properties officeooo:rsid="0032b865" officeooo:paragraph-rsid="0032b865"/>
    </style:style>
    <style:style style:name="P24" style:family="paragraph" style:parent-style-name="Standard">
      <style:paragraph-properties fo:line-height="150%" fo:text-align="start" style:justify-single-word="false"/>
      <style:text-properties fo:color="#c9211e" loext:opacity="100%" fo:font-style="italic" style:text-underline-style="solid" style:text-underline-width="auto" style:text-underline-color="font-color" fo:font-weight="bold" officeooo:rsid="0031b2b1" officeooo:paragraph-rsid="00353de9" style:font-style-asian="italic" style:font-weight-asian="bold" style:font-style-complex="italic" style:font-weight-complex="bold"/>
    </style:style>
    <style:style style:name="P25" style:family="paragraph" style:parent-style-name="Standard" style:list-style-name="L2">
      <style:paragraph-properties fo:line-height="150%" fo:text-align="start" style:justify-single-word="false"/>
      <style:text-properties fo:color="#c9211e" loext:opacity="100%" fo:font-style="italic" style:text-underline-style="solid" style:text-underline-width="auto" style:text-underline-color="font-color" fo:font-weight="bold" officeooo:rsid="003f0313" officeooo:paragraph-rsid="003f0313" style:font-style-asian="italic" style:font-weight-asian="bold" style:font-style-complex="italic" style:font-weight-complex="bold"/>
    </style:style>
    <style:style style:name="P26" style:family="paragraph" style:parent-style-name="Standard">
      <style:paragraph-properties fo:line-height="150%" fo:text-align="start" style:justify-single-word="false"/>
      <style:text-properties officeooo:rsid="0040358d" officeooo:paragraph-rsid="0040b257"/>
    </style:style>
    <style:style style:name="P27" style:family="paragraph" style:parent-style-name="Standard" style:list-style-name="L5">
      <style:paragraph-properties fo:line-height="150%" fo:text-align="start" style:justify-single-word="false"/>
      <style:text-properties officeooo:rsid="0043abb6" officeooo:paragraph-rsid="0043abb6"/>
    </style:style>
    <style:style style:name="P28" style:family="paragraph" style:parent-style-name="Standard">
      <style:paragraph-properties fo:line-height="150%" fo:text-align="start" style:justify-single-word="false"/>
      <style:text-properties officeooo:rsid="0044ad2b" officeooo:paragraph-rsid="0044ad2b"/>
    </style:style>
    <style:style style:name="P29" style:family="paragraph" style:parent-style-name="Text_20_body" style:list-style-name="L1"/>
    <style:style style:name="P30" style:family="paragraph" style:parent-style-name="Text_20_body" style:list-style-name="L1">
      <style:paragraph-properties fo:margin-top="0cm" fo:margin-bottom="0cm" style:contextual-spacing="false"/>
    </style:style>
    <style:style style:name="P31" style:family="paragraph" style:parent-style-name="Text_20_body">
      <style:text-properties fo:font-weight="bold" officeooo:rsid="002004e1" officeooo:paragraph-rsid="002004e1" style:font-weight-asian="bold" style:font-weight-complex="bold"/>
    </style:style>
    <style:style style:name="T1" style:family="text">
      <style:text-properties officeooo:rsid="002967b1"/>
    </style:style>
    <style:style style:name="T2" style:family="text">
      <style:text-properties officeooo:rsid="0029cf4c"/>
    </style:style>
    <style:style style:name="T3" style:family="text">
      <style:text-properties officeooo:rsid="002a2414"/>
    </style:style>
    <style:style style:name="T4" style:family="text">
      <style:text-properties officeooo:rsid="002bdeee"/>
    </style:style>
    <style:style style:name="T5" style:family="text">
      <style:text-properties officeooo:rsid="002ff787"/>
    </style:style>
    <style:style style:name="T6" style:family="text">
      <style:text-properties officeooo:rsid="00300388"/>
    </style:style>
    <style:style style:name="T7" style:family="text">
      <style:text-properties officeooo:rsid="0030127d"/>
    </style:style>
    <style:style style:name="T8" style:family="text">
      <style:text-properties officeooo:rsid="0030de9e"/>
    </style:style>
    <style:style style:name="T9" style:family="text">
      <style:text-properties fo:font-style="italic" style:font-style-asian="italic" style:font-style-complex="italic"/>
    </style:style>
    <style:style style:name="T10" style:family="text">
      <style:text-properties fo:font-style="italic" officeooo:rsid="003f0313" style:font-style-asian="italic" style:font-style-complex="italic"/>
    </style:style>
    <style:style style:name="T11" style:family="text">
      <style:text-properties fo:font-style="italic" officeooo:rsid="0040b257" style:font-style-asian="italic" style:font-style-complex="italic"/>
    </style:style>
    <style:style style:name="T12" style:family="text">
      <style:text-properties fo:font-style="italic" officeooo:rsid="0041f9e5" style:font-style-asian="italic" style:font-style-complex="italic"/>
    </style:style>
    <style:style style:name="T13" style:family="text">
      <style:text-properties officeooo:rsid="0032057b"/>
    </style:style>
    <style:style style:name="T14" style:family="text">
      <style:text-properties officeooo:rsid="0032b865"/>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2b95b9" style:font-style-asian="normal" style:font-weight-asian="normal" style:font-style-complex="normal" style:font-weight-complex="normal"/>
    </style:style>
    <style:style style:name="T17" style:family="text">
      <style:text-properties officeooo:rsid="00353de9"/>
    </style:style>
    <style:style style:name="T18" style:family="text">
      <style:text-properties officeooo:rsid="0037f170"/>
    </style:style>
    <style:style style:name="T19" style:family="text">
      <style:text-properties officeooo:rsid="003989a1"/>
    </style:style>
    <style:style style:name="T20" style:family="text">
      <style:text-properties officeooo:rsid="003bd1b0"/>
    </style:style>
    <style:style style:name="T21" style:family="text">
      <style:text-properties officeooo:rsid="003c7a6c"/>
    </style:style>
    <style:style style:name="T22" style:family="text">
      <style:text-properties officeooo:rsid="003cdbb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XP:</text:p>
      <text:p text:style-name="P3"/>
      <text:p text:style-name="P3">tidlig versjoner av xp så var kunden en del av laget. </text:p>
      <text:p text:style-name="P3"/>
      <text:p text:style-name="P31">Beskriv hvordan en kunde involveres i et IT-utviklingsprosjekt ut fra følgende metodikker:</text:p>
      <text:list xml:id="list2430978157" text:style-name="L1">
        <text:list-item>
          <text:p text:style-name="P30">Scrum </text:p>
        </text:list-item>
        <text:list-item>
          <text:p text:style-name="P30">Extreme programming </text:p>
        </text:list-item>
        <text:list-item>
          <text:p text:style-name="P29">Ikke smidig metodikk </text:p>
        </text:list-item>
      </text:list>
      <text:p text:style-name="P7"><text:s/></text:p>
      <text:p text:style-name="P8"/>
      <text:p text:style-name="P9">Produkteier er en representativ av kunden, <text:span text:style-name="T3">og fungerer som et mellomledd</text:span> <text:span text:style-name="T3">mellom prosjektet og kunden.</text:span></text:p>
      <text:p text:style-name="P9"/>
      <text:p text:style-name="P6"/>
      <text:p text:style-name="P6">og har ansvaret for produkt<text:span text:style-name="T1">et. Produkteier er ansvarlig for hva som er i «product backlog», </text:span><text:span text:style-name="T3">men beslutninger tas som regel i fellesskap med alle rollene tilstede så alle forstår og kan best mulig oppfylle kundens behov</text:span></text:p>
      <text:p text:style-name="P6"/>
      <text:p text:style-name="P6"><text:span text:style-name="T1">som inneholder hvilk</text:span><text:span text:style-name="T2">en overordne egenskaper produktet skal ha, og hvilken prioritet egenskapene har. </text:span></text:p>
      <text:p text:style-name="P5"/>
      <text:p text:style-name="P11">I smidig metodikk er det korte iterasjoner, så selv om produkteier har ansvaret for prosjektet og prioriteringen av produkt backloggen, så har prosjektet fortsatt direkte og jevnlig kontakt med kunden. </text:p>
      <text:p text:style-name="P12"/>
      <text:p text:style-name="P12"/>
      <text:p text:style-name="P15">I scrum er det tre roller: Scrum master, produkteier og utviklerlaget. <text:span text:style-name="T5">Det er produkteier som representerer kunden, og er ofte en ansatt i bedriften til kunden.</text:span></text:p>
      <text:p text:style-name="P16">Produkteier fungerer som et mellomledd for prosjektet og kunden, og er ansvarlig for utvikling av produktet, men kun<text:span text:style-name="T6">den har fortsatt</text:span></text:p>
      <text:p text:style-name="P16"/>
      <text:p text:style-name="P18">I scrum blir kunden representert av produkteieren, som ofte er ansatt av kunden fra før. Produkteier har ansvaret for produktet og videreformidling av kundens ønsker. <text:span text:style-name="T7">Selv om produkteieren finnes, så er det viktig i scrum at alle holder jevn kommunikasjon med kunden slik at de får en forståelse av kundens </text:span><text:span text:style-name="T8">forventninger</text:span><text:span text:style-name="T7">, og få tilbakemeldinger når kunden tester produktet underveis, så de kan gi beskjed om du er på riktig vei. </text:span><text:span text:style-name="T8">Typisk kommunikasjonen kan være i form av demo av produktfunksjonalitet, brukertesting og kundeintervju. Den jevne kontakten er for å </text:span></text:p>
      <text:p text:style-name="P17"/>
      <text:p text:style-name="P24"/>
      <text:h text:style-name="P2" text:outline-level="3"><text:soft-page-break/>Oppgave 1a - 5 poeng</text:h>
      <text:p text:style-name="Text_20_body">Beskriv hvordan en kunde involveres i et IT-utviklingsprosjekt ut fra følgende metodikker:</text:p>
      <text:list xml:id="list3765176740" text:style-name="L2">
        <text:list-item>
          <text:p text:style-name="P25">Scrum:</text:p>
        </text:list-item>
      </text:list>
      <text:p text:style-name="P24">I scrum <text:span text:style-name="T14">blir direkte kontakt med kunden oppfordret</text:span><text:span text:style-name="T13">, i form av jevnlig kommunikasjon med alle i prosjektet med kundeintervju, produktfunksjonalitet, brukertesting og andre måter for å forstå kundens behov og passe på at prosjektet blir satt tilbake på spor om den skulle falle av. <text:s/></text:span><text:span text:style-name="T17">En av årsakene til at kunden er sentral i scrum er for å hindre motsigelser og overlapping fra kunden, da kunden er flere mennesker med ulike behov og ideer, med jevn kontakt kan disse problemene komme til lys og løses.</text:span></text:p>
      <text:list xml:id="list3341704634" text:style-name="L3">
        <text:list-item>
          <text:p text:style-name="P20"><text:span text:style-name="T16">E</text:span><text:span text:style-name="T15">xtreme programming:</text:span></text:p>
        </text:list-item>
      </text:list>
      <text:p text:style-name="P19">I Extreme programming(XP) <text:span text:style-name="T22">har kunden en aktiv rolle i prosjektet</text:span>. Kunden kan være en eller flere<text:span text:style-name="T19">, </text:span>som er godt kjent med <text:span text:style-name="T20">virksomheten og hva som trengs, det oppfordres at kunden også er en sluttbruker</text:span>. <text:span text:style-name="T18">Kunden har ansvar om å sette kravene</text:span><text:span text:style-name="T20">(user stories), kvalitetskontrollere</text:span><text:span text:style-name="T18"> og </text:span><text:span text:style-name="T20">bestemme</text:span><text:span text:style-name="T18"> </text:span><text:span text:style-name="T20">prioriteringer</text:span><text:span text:style-name="T18"> for å styre prosjektet. </text:span><text:span text:style-name="T21">K</text:span><text:span text:style-name="T18">unden </text:span><text:span text:style-name="T21">skal</text:span><text:span text:style-name="T18"> alltid </text:span><text:span text:style-name="T21">være l</text:span><text:span text:style-name="T18">edig for å svare på spørsmål og gi tilbakemelding.</text:span></text:p>
      <text:list xml:id="list4149625384" text:style-name="L4">
        <text:list-item>
          <text:p text:style-name="P22"><text:span text:style-name="T10">Ikke smidig metodikk:</text:span></text:p>
        </text:list-item>
      </text:list>
      <text:p text:style-name="P26"><text:span text:style-name="T10">I </text:span><text:span text:style-name="T9">selskaper som ikke bruker smidig metodikk, så er </text:span><text:span text:style-name="T11">kundens deltakelse konsentrert til start og slutt av prosjektet. </text:span><text:span text:style-name="T12">Kunden er veldig involvert i starten når det skal fremmes prosjektets krav og hva målet er. Kunden kan også få mulighet til å være med på planleggingen og godkjenning av design og spesifikasjoner. Kunden er en viktig del av denne «Big Upfront» type utvikling der de deltar mye på starten for å så ha veldig begrenset deltakelse i midten av prosjektet, de må vente til prosjektet er fullført og da blir de bedt om å sjekke om produktet oppfyller kravene de brukte så mye tid på å definere på starten.</text:span></text:p>
      <text:list xml:id="list3809846829" text:style-name="L5">
        <text:list-item>
          <text:p text:style-name="P27"><text:span text:style-name="T12">C</text:span><text:span text:style-name="T9">ase-oppgaven</text:span></text:p>
        </text:list-item>
      </text:list>
      <text:p text:style-name="P28"><text:span text:style-name="T9">I prosjektet har vi hatt ukentlig kontakt med kunden hvor vi viste hvor langt vi hadde kommet, hva de likte og ikke, og hva det neste de ønsket utviklet var. I gruppen startet vi dagene med å kommunisere hva fokus vårt var og deretter samarbeidet vi tett, ofte på samme oppgave med parprogrammering da vi er nybegynnere. Vi hadde som poeng å følge det vi kunne om agile, men en tilpasset versjon.</text:span></text:p>
      <text:p text:style-name="P26"><text:span text:style-name="T11"/></text:p>
      <text:p text:style-name="P26"><text:span text:style-name="T11"/></text:p>
      <text:p text:style-name="P21"><text:span text:style-name="T10"/></text:p>
      <text:p text:style-name="P12"/>
      <text:p text:style-name="P12"/>
      <text:p text:style-name="P23"><text:soft-page-break/></text:p>
      <text:p text:style-name="P12"/>
      <text:p text:style-name="P12"/>
      <text:p text:style-name="P12"/>
      <text:p text:style-name="P13"/>
      <text:p text:style-name="P13"/>
      <text:p text:style-name="P13"/>
      <text:p text:style-name="P13"><text:s/><text:span text:style-name="T4">For å unngå at man kun har kontakt med de som har mest tid på henda, så har man ofte workshops. Workshops tillater de mest opptatte og muligens de med best forståelse av hva produktet vil trenge, mulighet til å gi sine tanker uten at det tar for mye tid fra de.</text:span></text:p>
      <text:p text:style-name="P14"/>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3T14:07:16.044000000</meta:creation-date>
    <meta:editing-duration>PT2H37M48S</meta:editing-duration>
    <meta:editing-cycles>16</meta:editing-cycles>
    <meta:generator>LibreOffice/7.3.3.2$Windows_X86_64 LibreOffice_project/d1d0ea68f081ee2800a922cac8f79445e4603348</meta:generator>
    <dc:date>2023-11-05T21:24:50.988000000</dc:date>
    <meta:document-statistic meta:table-count="0" meta:image-count="0" meta:object-count="0" meta:page-count="3" meta:paragraph-count="25" meta:word-count="669" meta:character-count="4022" meta:non-whitespace-character-count="3374"/>
  </office:meta>
</office:document-meta>
</file>